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2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3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9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2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6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2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2" table:number-columns-repeated="242" table:default-cell-style-name="ce26"/>
        <table:table-column table:style-name="co2" table:number-columns-repeated="767" table:default-cell-style-name="ce166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5" office:value-type="string" calcext:value-type="string" table:number-columns-spanned="3" table:number-rows-spanned="2">
              <text:p>Reporting tâche</text:p>
            </table:table-cell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4"/>
            <table:table-cell table:style-name="ce142" office:value-type="string" calcext:value-type="string" table:number-columns-spanned="2" table:number-rows-spanned="1">
              <text:p>N° d'identification</text:p>
            </table:table-cell>
            <table:covered-table-cell table:style-name="ce149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6"/>
            <table:covered-table-cell table:style-name="ce59"/>
            <table:covered-table-cell table:style-name="ce62"/>
            <table:table-cell table:style-name="ce67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5"/>
            <table:table-cell table:style-name="ce143" office:value-type="string" calcext:value-type="string" table:number-columns-spanned="2" table:number-rows-spanned="1">
              <text:p>D060-QG7-rév0</text:p>
            </table:table-cell>
            <table:covered-table-cell table:style-name="ce150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7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9"/>
            <table:table-cell table:style-name="ce57" office:value-type="string" calcext:value-type="string">
              <text:p>Direction</text:p>
              <text:p>du Rdt</text:p>
            </table:table-cell>
            <table:table-cell table:style-name="ce29" office:value-type="string" calcext:value-type="string" table:number-columns-spanned="2" table:number-rows-spanned="1">
              <text:p>Reporting tâche</text:p>
            </table:table-cell>
            <table:covered-table-cell table:style-name="ce76"/>
            <table:table-cell table:style-name="ce89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4" office:value-type="string" calcext:value-type="string">
              <text:p>Niv. Confid.</text:p>
            </table:table-cell>
            <table:table-cell table:style-name="ce151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/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0"/>
            <table:table-cell table:style-name="ce30"/>
            <table:table-cell table:style-name="ce30" table:number-columns-spanned="2" table:number-rows-spanned="1"/>
            <table:covered-table-cell table:style-name="ce77"/>
            <table:table-cell table:style-name="ce90"/>
            <table:table-cell table:style-name="ce103"/>
            <table:table-cell table:style-name="ce30"/>
            <table:table-cell table:style-name="ce120"/>
            <table:table-cell table:style-name="ce132"/>
            <table:table-cell table:style-name="ce30" office:value-type="float" office:value="2" calcext:value-type="float">
              <text:p>2</text:p>
            </table:table-cell>
            <table:table-cell table:style-name="ce152" table:formula="of:=NOW()" office:value-type="date" office:date-value="2016-02-19T11:37:56.08" calcext:value-type="date">
              <text:p>19-févr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3"/>
            <table:table-cell table:style-name="ce5"/>
            <table:table-cell table:style-name="ce78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Gestion de données</text:p>
            </table:table-cell>
            <table:covered-table-cell table:number-columns-repeated="4" table:style-name="ce45"/>
            <table:covered-table-cell table:style-name="ce68"/>
            <table:table-cell table:style-name="ce79" office:value-type="string" calcext:value-type="string">
              <text:p>Durée</text:p>
            </table:table-cell>
            <table:table-cell table:style-name="ce79" office:value-type="string" calcext:value-type="string">
              <text:p>Début</text:p>
            </table:table-cell>
            <table:table-cell table:style-name="ce79" office:value-type="string" calcext:value-type="string">
              <text:p>Fin</text:p>
            </table:table-cell>
            <table:table-cell table:style-name="ce107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3"/>
            <table:table-cell/>
            <table:table-cell table:style-name="ce165" table:number-columns-spanned="2" table:number-rows-spanned="1"/>
            <table:covered-table-cell table:style-name="ce165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Export et sauvegarde/chargement</text:p>
          </table:table-cell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Planifié </text:p>
          </table:table-cell>
          <table:table-cell table:style-name="ce80" office:value-type="string" calcext:value-type="string">
            <text:p>4 jours</text:p>
          </table:table-cell>
          <table:table-cell table:style-name="ce91" office:value-type="date" office:date-value="2016-01-29" calcext:value-type="date">
            <text:p>29/01/16</text:p>
          </table:table-cell>
          <table:table-cell table:style-name="ce91" office:value-type="date" office:date-value="2016-02-15" calcext:value-type="date">
            <text:p>15/02/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34"/>
          <table:covered-table-cell table:style-name="ce154"/>
          <table:table-cell table:number-columns-repeated="1009"/>
        </table:table-row>
        <table:table-row table:style-name="ro7">
          <table:covered-table-cell table:style-name="ce8"/>
          <table:covered-table-cell table:style-name="ce33"/>
          <table:covered-table-cell table:number-columns-repeated="3" table:style-name="ce47"/>
          <table:covered-table-cell table:style-name="ce65"/>
          <table:table-cell table:style-name="ce70" office:value-type="string" calcext:value-type="string">
            <text:p>Actualisé</text:p>
          </table:table-cell>
          <table:table-cell table:style-name="ce81"/>
          <table:table-cell table:style-name="ce92" table:number-columns-repeated="2"/>
          <table:table-cell table:style-name="ce109"/>
          <table:covered-table-cell table:style-name="ce123"/>
          <table:covered-table-cell table:number-columns-repeated="2" table:style-name="ce135"/>
          <table:covered-table-cell table:style-name="ce155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Export de l'espace 3D</text:p>
          </table:table-cell>
          <table:covered-table-cell table:number-columns-repeated="5" table:style-name="ce48"/>
          <table:table-cell table:style-name="ce82" office:value-type="string" calcext:value-type="string">
            <text:p>3 jours</text:p>
          </table:table-cell>
          <table:table-cell table:style-name="ce93" office:value-type="date" office:date-value="2016-01-29" calcext:value-type="date">
            <text:p>29/01/16</text:p>
          </table:table-cell>
          <table:table-cell table:style-name="ce93" office:value-type="date" office:date-value="2016-02-15" calcext:value-type="date">
            <text:p>15/02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05"/>
          <table:covered-table-cell table:style-name="ce156"/>
          <table:table-cell table:number-columns-repeated="1009"/>
        </table:table-row>
        <table:table-row table:style-name="ro7">
          <table:table-cell table:style-name="ce11" office:value-type="string" calcext:value-type="string">
            <text:p>9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3" office:value-type="string" calcext:value-type="string">
            <text:p>3,5 jours</text:p>
          </table:table-cell>
          <table:table-cell table:style-name="ce94" office:value-type="date" office:date-value="2016-02-16" calcext:value-type="date">
            <text:p>16/02/2016</text:p>
          </table:table-cell>
          <table:table-cell table:style-name="ce94" office:value-type="date" office:date-value="2016-02-19" calcext:value-type="date">
            <text:p>19/02/2016</text:p>
          </table:table-cell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9.2</text:p>
          </table:table-cell>
          <table:table-cell table:style-name="ce36" office:value-type="string" calcext:value-type="string" table:number-columns-spanned="6" table:number-rows-spanned="1">
            <text:p>Sauvegarde/chargement des courbes</text:p>
          </table:table-cell>
          <table:covered-table-cell table:number-columns-repeated="5" table:style-name="ce49"/>
          <table:table-cell table:style-name="ce84" office:value-type="string" calcext:value-type="string">
            <text:p>1 jour</text:p>
          </table:table-cell>
          <table:table-cell table:number-columns-repeated="2" table:style-name="ce95" office:value-type="date" office:date-value="2016-02-16" calcext:value-type="date">
            <text:p>16/02/16</text:p>
          </table:table-cell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/>
          <table:table-cell table:style-name="ce104"/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 table:number-columns-repeated="2"/>
          <table:table-cell table:style-name="ce113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7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7" table:number-columns-spanned="4" table:number-rows-spanned="2"/>
          <table:covered-table-cell table:number-columns-repeated="2" table:style-name="ce137"/>
          <table:covered-table-cell table:style-name="ce158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8"/>
          <table:table-cell table:style-name="ce36" table:number-columns-spanned="6" table:number-rows-spanned="1"/>
          <table:covered-table-cell table:number-columns-repeated="5" table:style-name="ce36"/>
          <table:table-cell table:style-name="ce86"/>
          <table:table-cell table:style-name="ce98" table:number-columns-repeated="2"/>
          <table:table-cell table:style-name="ce115"/>
          <table:covered-table-cell table:style-name="ce128"/>
          <table:covered-table-cell table:number-columns-repeated="2" table:style-name="ce100"/>
          <table:covered-table-cell table:style-name="ce159"/>
          <table:table-cell table:number-columns-repeated="1009"/>
        </table:table-row>
        <table:table-row table:style-name="ro8">
          <table:table-cell table:style-name="ce19" table:number-columns-repeated="15"/>
          <table:table-cell table:number-columns-repeated="1009"/>
        </table:table-row>
        <table:table-row table:style-name="ro7">
          <table:table-cell table:style-name="ce20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50"/>
          <table:covered-table-cell table:style-name="ce71"/>
          <table:table-cell table:style-name="ce20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5"/>
          <table:covered-table-cell table:style-name="ce156"/>
          <table:table-cell table:number-columns-repeated="1009"/>
        </table:table-row>
        <table:table-row table:style-name="ro7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100"/>
          <table:covered-table-cell table:style-name="ce159"/>
          <table:table-cell table:number-columns-repeated="1009"/>
        </table:table-row>
        <table:table-row table:style-name="ro8">
          <table:covered-table-cell table:style-name="ce22"/>
          <table:covered-table-cell table:number-columns-repeated="5" table:style-name="ce39"/>
          <table:covered-table-cell table:style-name="ce73"/>
          <table:covered-table-cell table:style-name="ce88"/>
          <table:covered-table-cell table:number-columns-repeated="6" table:style-name="ce101"/>
          <table:covered-table-cell table:style-name="ce160"/>
          <table:table-cell table:number-columns-repeated="1009"/>
        </table:table-row>
        <table:table-row table:style-name="ro8">
          <table:table-cell table:style-name="ce23" table:number-columns-repeated="14"/>
          <table:table-cell table:number-columns-repeated="1010"/>
        </table:table-row>
        <table:table-row table:style-name="ro1">
          <table:table-cell table:style-name="ce20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1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8"/>
          <table:table-cell table:style-name="ce145" office:value-type="string" calcext:value-type="string" table:number-columns-spanned="2" table:number-rows-spanned="1">
            <text:p>Quand</text:p>
          </table:table-cell>
          <table:covered-table-cell table:style-name="ce161"/>
          <table:table-cell table:number-columns-repeated="1009"/>
        </table:table-row>
        <table:table-row table:style-name="ro1">
          <table:covered-table-cell table:style-name="ce24"/>
          <table:table-cell table:style-name="ce41" table:number-columns-spanned="10" table:number-rows-spanned="1"/>
          <table:covered-table-cell table:number-columns-repeated="8" table:style-name="ce52"/>
          <table:covered-table-cell table:style-name="ce116"/>
          <table:table-cell table:style-name="ce80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7"/>
          <table:table-cell table:style-name="ce130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3"/>
          <table:table-cell table:number-columns-repeated="1009"/>
        </table:table-row>
        <table:table-row table:style-name="ro1">
          <table:covered-table-cell table:style-name="ce25"/>
          <table:table-cell table:style-name="ce43" table:number-columns-spanned="10" table:number-rows-spanned="1"/>
          <table:covered-table-cell table:number-columns-repeated="8" table:style-name="ce54"/>
          <table:covered-table-cell table:style-name="ce118"/>
          <table:table-cell table:style-name="ce30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2-19T11:37:55.793000000</dc:date>
    <meta:print-date>2001-01-09T16:11:42</meta:print-date>
    <meta:editing-duration>PT22S</meta:editing-duration>
    <meta:editing-cycles>5</meta:editing-cycles>
    <meta:generator>LibreOffice/4.1.3.2$Windows_x86 LibreOffice_project/70feb7d99726f064edab4605a8ab840c50ec57a</meta:generator>
    <meta:document-statistic meta:table-count="1" meta:cell-count="56" meta:object-count="0"/>
  </office:meta>
</office:document-meta>
</file>